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d6b" officeooo:paragraph-rsid="0013ed6b"/>
    </style:style>
    <style:style style:name="P2" style:family="paragraph" style:parent-style-name="Standard">
      <style:text-properties officeooo:rsid="0014f84d" officeooo:paragraph-rsid="0014f84d"/>
    </style:style>
    <style:style style:name="P3" style:family="paragraph" style:parent-style-name="Standard">
      <style:text-properties officeooo:rsid="0013ed6b" officeooo:paragraph-rsid="0013ed6b"/>
    </style:style>
    <style:style style:name="P4" style:family="paragraph" style:parent-style-name="Standard">
      <style:text-properties officeooo:rsid="0015b04d" officeooo:paragraph-rsid="0015b04d"/>
    </style:style>
    <style:style style:name="P5" style:family="paragraph" style:parent-style-name="Standard">
      <style:text-properties officeooo:rsid="0015b04d" officeooo:paragraph-rsid="0019692b"/>
    </style:style>
    <style:style style:name="P6" style:family="paragraph" style:parent-style-name="Standard">
      <style:text-properties officeooo:rsid="0015b04d" officeooo:paragraph-rsid="001a50a5"/>
    </style:style>
    <style:style style:name="P7" style:family="paragraph" style:parent-style-name="Standard">
      <style:text-properties officeooo:paragraph-rsid="0016b412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3ed6b" officeooo:paragraph-rsid="0013ed6b" style:font-weight-asian="bold" style:font-weight-complex="bold"/>
    </style:style>
    <style:style style:name="P9" style:family="paragraph" style:parent-style-name="Standard">
      <style:text-properties fo:font-style="italic" officeooo:rsid="0016b412" officeooo:paragraph-rsid="0016b412" style:font-style-asian="italic" style:font-style-complex="italic"/>
    </style:style>
    <style:style style:name="P10" style:family="paragraph" style:parent-style-name="Standard">
      <style:text-properties fo:font-style="italic" officeooo:rsid="00181a9c" officeooo:paragraph-rsid="00181a9c" style:font-style-asian="italic" style:font-style-complex="italic"/>
    </style:style>
    <style:style style:name="P11" style:family="paragraph" style:parent-style-name="Standard">
      <style:text-properties officeooo:paragraph-rsid="00181746"/>
    </style:style>
    <style:style style:name="P12" style:family="paragraph" style:parent-style-name="Standard">
      <style:text-properties officeooo:paragraph-rsid="00181a9c"/>
    </style:style>
    <style:style style:name="P13" style:family="paragraph" style:parent-style-name="Standard">
      <style:text-properties officeooo:paragraph-rsid="0019692b"/>
    </style:style>
    <style:style style:name="P14" style:family="paragraph" style:parent-style-name="Standard">
      <style:text-properties officeooo:paragraph-rsid="001a50a5"/>
    </style:style>
    <style:style style:name="P15" style:family="paragraph" style:parent-style-name="Standard">
      <style:text-properties officeooo:rsid="001a50a5" officeooo:paragraph-rsid="001a50a5"/>
    </style:style>
    <style:style style:name="T1" style:family="text">
      <style:text-properties style:text-position="super 58%"/>
    </style:style>
    <style:style style:name="T2" style:family="text">
      <style:text-properties officeooo:rsid="0015b04d"/>
    </style:style>
    <style:style style:name="T3" style:family="text">
      <style:text-properties officeooo:rsid="0016b412"/>
    </style:style>
    <style:style style:name="T4" style:family="text">
      <style:text-properties officeooo:rsid="00181746"/>
    </style:style>
    <style:style style:name="T5" style:family="text">
      <style:text-properties fo:font-style="italic" officeooo:rsid="00181746" style:font-style-asian="italic" style:font-style-complex="italic"/>
    </style:style>
    <style:style style:name="T6" style:family="text">
      <style:text-properties fo:font-style="italic" officeooo:rsid="0016b412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weight="bold" officeooo:rsid="0015b04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81746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9692b" style:font-weight-asian="bold" style:font-weight-complex="bold"/>
    </style:style>
    <style:style style:name="T10" style:family="text">
      <style:text-properties officeooo:rsid="00181a9c"/>
    </style:style>
    <style:style style:name="T11" style:family="text">
      <style:text-properties officeooo:rsid="0019692b"/>
    </style:style>
    <style:style style:name="T12" style:family="text">
      <style:text-properties officeooo:rsid="001a50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1) </text:span><text:span text:style-name="T8">Adaptive snake!</text:span></text:p>
      <text:p text:style-name="P11"><text:span text:style-name="T8">The food is assigned a random color every time it </text:span><text:span text:style-name="T9">is instantiated </text:span><text:span text:style-name="T8">(4 different colors). When the snake eats the food, it takes on the food color.</text:span></text:p>
      <text:p text:style-name="P7"><text:span text:style-name="T5">STEP </text:span><text:span text:style-name="T6">1.1</text:span></text:p>
      <text:p text:style-name="P7"><text:span text:style-name="T2">-Create </text:span><text:span text:style-name="T4">2</text:span><text:span text:style-name="T2"> new </text:span><text:span text:style-name="T4">int </text:span><text:span text:style-name="T2">variable</text:span><text:span text:style-name="T4">s: _foodColor and _snakeColor</text:span><text:span text:style-name="T2"> </text:span><text:span text:style-name="T4">(respectively </text:span><text:span text:style-name="T2">within </text:span><text:span text:style-name="T4">the </text:span><text:span text:style-name="T2">game </text:span><text:span text:style-name="T4">and snake classe</text:span><text:span text:style-name="T10">s</text:span><text:span text:style-name="T4">)</text:span><text:span text:style-name="T2">.</text:span></text:p>
      <text:p text:style-name="P7"/>
      <text:p text:style-name="P10">STEP 1.2</text:p>
      <text:p text:style-name="P12">-<text:span text:style-name="T10">When placing a new food (within Game::PlaceFood()), assign a random int (1,2,3 or 4) to foodColor.</text:span></text:p>
      <text:p text:style-name="P12">-<text:span text:style-name="T10">When the snake eat the food (within </text:span><text:span text:style-name="T11">Game::Update()), assign _foodColor to _snakeColor.</text:span></text:p>
      <text:p text:style-name="P12"><text:span text:style-name="T10"><text:s/></text:span></text:p>
      <text:p text:style-name="P10">STEP 1.3</text:p>
      <text:p text:style-name="P4">-<text:span text:style-name="T11">When rendering the food and snake (within Renderer::Render(...)), change the color parameters depending of their associated </text:span><text:span text:style-name="T12">color </text:span><text:span text:style-name="T11">int</text:span><text:span text:style-name="T12">s</text:span><text:span text:style-name="T11">.</text:span></text:p>
      <text:p text:style-name="P4"/>
      <text:p text:style-name="P15">Example: for the food it will be:</text:p>
      <text:p text:style-name="P13"><text:span text:style-name="T11">If </text:span><text:span text:style-name="T12">(_foodC</text:span><text:span text:style-name="T11">olor == 1) { STD_... <text:s text:c="13"/>} 1 = Blue</text:span></text:p>
      <text:p text:style-name="P6">If (<text:span text:style-name="T12">_foodC</text:span><text:span text:style-name="T11">olor</text:span> == 2) { STD_...(xo8f,...)} <text:span text:style-name="T11">2 = Green</text:span></text:p>
      <text:p text:style-name="P6">If (<text:span text:style-name="T12">_foodC</text:span><text:span text:style-name="T11">olor </text:span>== <text:span text:style-name="T12">3</text:span>) { STD_...(xo8f,...)} <text:span text:style-name="T11">3 = Yellow</text:span></text:p>
      <text:p text:style-name="P14"><text:span text:style-name="T2">If (</text:span><text:span text:style-name="T12">_foodC</text:span><text:span text:style-name="T11">olor </text:span><text:span text:style-name="T2">== </text:span><text:span text:style-name="T12">4</text:span><text:span text:style-name="T2">) { STD_...(xo8f,...)} </text:span><text:span text:style-name="T12">4</text:span><text:span text:style-name="T11"> = </text:span><text:span text:style-name="T12">White</text:span></text:p>
      <text:p text:style-name="P5"/>
      <text:p text:style-name="P1"/>
      <text:p text:style-name="P1"/>
      <text:p text:style-name="P1"/>
      <text:p text:style-name="P1"/>
      <text:p text:style-name="P8"><text:span text:style-name="T3">2) </text:span>Every 10 levels, in addition to the regular apple, a bonus appear.</text:p>
      <text:p text:style-name="P1"/>
      <text:p text:style-name="P9">TASK 2.1</text:p>
      <text:p text:style-name="P1">-The bonus disapper if it is not within a 10<text:span text:style-name="T1">th</text:span> level.</text:p>
      <text:p text:style-name="P1">-Once eaten, the snake become a cannibal.</text:p>
      <text:p text:style-name="P1"/>
      <text:p text:style-name="P1">bool <text:s/>_cannibal = true;</text:p>
      <text:p text:style-name="P1"/>
      <text:p text:style-name="P1">-For 5 seconds, the snake can eat itself, once.</text:p>
      <text:p text:style-name="P1">So if time_elapsed &lt; 5 : _cannibal = false;</text:p>
      <text:p text:style-name="P1"/>
      <text:p text:style-name="P1">when checking if the head is not on the body: add: </text:p>
      <text:p text:style-name="P1">if (_cannibal = true) {</text:p>
      <text:p text:style-name="P2">body = [0:head position -1]</text:p>
      <text:p text:style-name="P2">corpse = [the rest] <text:s/>(create a variable corpse in game.h)</text:p>
      <text:p text:style-name="P2">_cannibal = flase}</text:p>
      <text:p text:style-name="P2"/>
      <text:p text:style-name="P2">-The corpse will stay alive 10seconds</text:p>
      <text:p text:style-name="P2">when the corpse is created, start a timer, after 10sc the destructor is called</text:p>
      <text:p text:style-name="P2"/>
      <text:p text:style-name="P2">-If the player hit the corspe its over.</text:p>
      <text:p text:style-name="P2">If (corpse) {search if head is in corpse}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0:43:39.882158465</meta:creation-date>
    <meta:generator>LibreOffice/6.4.7.2$Linux_X86_64 LibreOffice_project/40$Build-2</meta:generator>
    <dc:date>2021-08-16T16:37:54.345399419</dc:date>
    <meta:editing-duration>PT18M3S</meta:editing-duration>
    <meta:editing-cycles>4</meta:editing-cycles>
    <meta:document-statistic meta:table-count="0" meta:image-count="0" meta:object-count="0" meta:page-count="2" meta:paragraph-count="31" meta:word-count="266" meta:character-count="1512" meta:non-whitespace-character-count="1259"/>
  </office:meta>
</office:document-meta>
</file>